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astervik">
            <text:p>Vastervik</text:p>
          </table:table-cell>
          <table:table-cell office:value-type="string" office:value="age_model">
            <text:p>age_model</text:p>
          </table:table-cell>
          <table:table-cell office:value-type="string" office:value="Svartsjon_transgression">
            <text:p>Svartsjon_transgression</text:p>
          </table:table-cell>
          <table:table-cell office:value-type="float" office:value="57.47">
            <text:p>57.47</text:p>
          </table:table-cell>
          <table:table-cell office:value-type="float" office:value="16.32">
            <text:p>16.32</text:p>
          </table:table-cell>
          <table:table-cell office:value-type="float" office:value="7500.0">
            <text:p>7500.0</text:p>
          </table:table-cell>
          <table:table-cell office:value-type="float" office:value="69.0">
            <text:p>69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3">
            <text:p>22.3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KatrantsiotisEtal2023">
            <text:p>KatrantsiotisEtal2023</text:p>
          </table:table-cell>
        </table:table-row>
        <table:table-row>
          <table:table-cell office:value-type="string" office:value="Vastervik">
            <text:p>Vastervik</text:p>
          </table:table-cell>
          <table:table-cell office:value-type="string" office:value="age_model">
            <text:p>age_model</text:p>
          </table:table-cell>
          <table:table-cell office:value-type="string" office:value="Gagern_isolation">
            <text:p>Gagern_isolation</text:p>
          </table:table-cell>
          <table:table-cell office:value-type="float" office:value="57.48">
            <text:p>57.48</text:p>
          </table:table-cell>
          <table:table-cell office:value-type="float" office:value="16.31">
            <text:p>16.31</text:p>
          </table:table-cell>
          <table:table-cell office:value-type="float" office:value="4204.0">
            <text:p>4204.0</text:p>
          </table:table-cell>
          <table:table-cell office:value-type="float" office:value="116.0">
            <text:p>116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5">
            <text:p>15.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KatrantsiotisEtal2023">
            <text:p>KatrantsiotisEtal2023</text:p>
          </table:table-cell>
        </table:table-row>
        <table:table-row>
          <table:table-cell office:value-type="string" office:value="Vastervik">
            <text:p>Vastervik</text:p>
          </table:table-cell>
          <table:table-cell office:value-type="string" office:value="age_model">
            <text:p>age_model</text:p>
          </table:table-cell>
          <table:table-cell office:value-type="string" office:value="Maren_isolation">
            <text:p>Maren_isolation</text:p>
          </table:table-cell>
          <table:table-cell office:value-type="float" office:value="57.47">
            <text:p>57.47</text:p>
          </table:table-cell>
          <table:table-cell office:value-type="float" office:value="16.34">
            <text:p>16.34</text:p>
          </table:table-cell>
          <table:table-cell office:value-type="float" office:value="1600.0">
            <text:p>1600.0</text:p>
          </table:table-cell>
          <table:table-cell office:value-type="float" office:value="65.0">
            <text:p>65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KatrantsiotisEtal2023">
            <text:p>KatrantsiotisEtal2023</text:p>
          </table:table-cell>
        </table:table-row>
        <table:table-row>
          <table:table-cell office:value-type="string" office:value="Vastervik">
            <text:p>Vastervik</text:p>
          </table:table-cell>
          <table:table-cell office:value-type="string" office:value="age_model">
            <text:p>age_model</text:p>
          </table:table-cell>
          <table:table-cell office:value-type="string" office:value="Gagern_transgression">
            <text:p>Gagern_transgression</text:p>
          </table:table-cell>
          <table:table-cell office:value-type="float" office:value="57.48">
            <text:p>57.48</text:p>
          </table:table-cell>
          <table:table-cell office:value-type="float" office:value="16.31">
            <text:p>16.31</text:p>
          </table:table-cell>
          <table:table-cell office:value-type="float" office:value="8500.0">
            <text:p>8500.0</text:p>
          </table:table-cell>
          <table:table-cell office:value-type="float" office:value="59.0">
            <text:p>59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5">
            <text:p>15.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KatrantsiotisEtal2023">
            <text:p>KatrantsiotisEtal2023</text:p>
          </table:table-cell>
        </table:table-row>
        <table:table-row>
          <table:table-cell office:value-type="string" office:value="Vastervik">
            <text:p>Vastervik</text:p>
          </table:table-cell>
          <table:table-cell office:value-type="string" office:value="age_model">
            <text:p>age_model</text:p>
          </table:table-cell>
          <table:table-cell office:value-type="string" office:value="Svartsjon_isolation">
            <text:p>Svartsjon_isolation</text:p>
          </table:table-cell>
          <table:table-cell office:value-type="float" office:value="57.47">
            <text:p>57.47</text:p>
          </table:table-cell>
          <table:table-cell office:value-type="float" office:value="16.32">
            <text:p>16.32</text:p>
          </table:table-cell>
          <table:table-cell office:value-type="float" office:value="6200.0">
            <text:p>6200.0</text:p>
          </table:table-cell>
          <table:table-cell office:value-type="float" office:value="41.0">
            <text:p>41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3">
            <text:p>22.3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KatrantsiotisEtal2023">
            <text:p>KatrantsiotisEtal2023</text:p>
          </table:table-cell>
        </table:table-row>
        <table:table-row>
          <table:table-cell office:value-type="string" office:value="Vastervik">
            <text:p>Vastervik</text:p>
          </table:table-cell>
          <table:table-cell office:value-type="string" office:value="age_model">
            <text:p>age_model</text:p>
          </table:table-cell>
          <table:table-cell office:value-type="string" office:value="Brannerigolen_transgression">
            <text:p>Brannerigolen_transgression</text:p>
          </table:table-cell>
          <table:table-cell office:value-type="float" office:value="57.44">
            <text:p>57.44</text:p>
          </table:table-cell>
          <table:table-cell office:value-type="float" office:value="16.3">
            <text:p>16.3</text:p>
          </table:table-cell>
          <table:table-cell office:value-type="float" office:value="7700.0">
            <text:p>7700.0</text:p>
          </table:table-cell>
          <table:table-cell office:value-type="float" office:value="102.0">
            <text:p>102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5">
            <text:p>20.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KatrantsiotisEtal2023">
            <text:p>KatrantsiotisEtal2023</text:p>
          </table:table-cell>
        </table:table-row>
        <table:table-row>
          <table:table-cell office:value-type="string" office:value="Vastervik">
            <text:p>Vastervik</text:p>
          </table:table-cell>
          <table:table-cell office:value-type="string" office:value="age_model">
            <text:p>age_model</text:p>
          </table:table-cell>
          <table:table-cell office:value-type="string" office:value="Brannerigolen_isolation">
            <text:p>Brannerigolen_isolation</text:p>
          </table:table-cell>
          <table:table-cell office:value-type="float" office:value="57.44">
            <text:p>57.44</text:p>
          </table:table-cell>
          <table:table-cell office:value-type="float" office:value="16.3">
            <text:p>16.3</text:p>
          </table:table-cell>
          <table:table-cell office:value-type="float" office:value="4600.0">
            <text:p>4600.0</text:p>
          </table:table-cell>
          <table:table-cell office:value-type="float" office:value="69.0">
            <text:p>69.0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5">
            <text:p>20.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KatrantsiotisEtal2023">
            <text:p>KatrantsiotisEtal20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